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loext:contextual-spacing="false"/>
    </style:style>
    <style:style style:name="P2" style:family="paragraph" style:parent-style-name="Standard">
      <style:text-properties fo:font-size="18pt" style:font-size-asian="15.75pt" style:font-size-complex="18pt"/>
    </style:style>
    <style:style style:name="P3" style:family="paragraph" style:parent-style-name="Standard">
      <style:text-properties fo:font-size="18pt" officeooo:rsid="00117144" officeooo:paragraph-rsid="00117144" style:font-size-asian="15.75pt" style:font-size-complex="18pt"/>
    </style:style>
    <style:style style:name="P4" style:family="paragraph" style:parent-style-name="Standard">
      <style:text-properties fo:font-size="18pt" officeooo:rsid="0012c622" officeooo:paragraph-rsid="0012c622" style:font-size-asian="15.75pt" style:font-size-complex="18pt"/>
    </style:style>
    <style:style style:name="P5" style:family="paragraph" style:parent-style-name="Standard">
      <style:text-properties fo:font-size="18pt" officeooo:rsid="0026b8c2" officeooo:paragraph-rsid="0026b8c2" style:font-size-asian="15.75pt" style:font-size-complex="18pt"/>
    </style:style>
    <style:style style:name="P6" style:family="paragraph" style:parent-style-name="Standard">
      <style:paragraph-properties fo:text-align="center" style:justify-single-word="false"/>
      <style:text-properties fo:font-size="18pt" fo:font-weight="bold" officeooo:rsid="000af693" officeooo:paragraph-rsid="000af693" style:font-size-asian="15.75pt" style:font-weight-asian="bold" style:font-size-complex="18pt" style:font-weight-complex="bold"/>
    </style:style>
    <style:style style:name="P7" style:family="paragraph" style:parent-style-name="Standard">
      <style:text-properties fo:font-size="18pt" fo:font-weight="bold" officeooo:rsid="00117144" officeooo:paragraph-rsid="00117144" style:font-size-asian="15.75pt" style:font-weight-asian="bold" style:font-size-complex="18pt" style:font-weight-complex="bold"/>
    </style:style>
    <style:style style:name="P8" style:family="paragraph" style:parent-style-name="Standard">
      <style:text-properties fo:font-size="18pt" fo:font-weight="bold" officeooo:rsid="001415b2" officeooo:paragraph-rsid="001415b2" style:font-size-asian="15.75pt" style:font-weight-asian="bold" style:font-size-complex="18pt" style:font-weight-complex="bold"/>
    </style:style>
    <style:style style:name="P9" style:family="paragraph" style:parent-style-name="Standard">
      <style:text-properties fo:font-size="18pt" fo:font-weight="bold" officeooo:paragraph-rsid="00117144" style:font-size-asian="18pt" style:font-weight-asian="bold" style:font-size-complex="18pt" style:font-weight-complex="bold"/>
    </style:style>
    <style:style style:name="P10" style:family="paragraph" style:parent-style-name="Standard">
      <style:text-properties fo:font-size="18pt" fo:font-weight="bold" officeooo:paragraph-rsid="0012c622" style:font-size-asian="18pt" style:font-weight-asian="bold" style:font-size-complex="18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8pt" fo:font-weight="normal" officeooo:rsid="000dde39" officeooo:paragraph-rsid="000dde39" style:font-size-asian="15.75pt" style:font-weight-asian="normal" style:font-size-complex="18pt" style:font-weight-complex="normal"/>
    </style:style>
    <style:style style:name="P12" style:family="paragraph" style:parent-style-name="Standard">
      <style:text-properties fo:font-size="18pt" fo:font-weight="normal" officeooo:rsid="00117144" officeooo:paragraph-rsid="00117144" style:font-size-asian="15.75pt" style:font-weight-asian="normal" style:font-size-complex="18pt" style:font-weight-complex="normal"/>
    </style:style>
    <style:style style:name="P13" style:family="paragraph" style:parent-style-name="Standard">
      <style:text-properties fo:font-size="18pt" fo:font-weight="normal" officeooo:rsid="001415b2" officeooo:paragraph-rsid="001415b2" style:font-size-asian="15.75pt" style:font-weight-asian="normal" style:font-size-complex="18pt" style:font-weight-complex="normal"/>
    </style:style>
    <style:style style:name="P14" style:family="paragraph" style:parent-style-name="Standard">
      <style:text-properties fo:font-size="18pt" fo:font-weight="normal" officeooo:rsid="001c83dc" officeooo:paragraph-rsid="001c83dc" style:font-size-asian="15.75pt" style:font-weight-asian="normal" style:font-size-complex="18pt" style:font-weight-complex="normal"/>
    </style:style>
    <style:style style:name="P15" style:family="paragraph" style:parent-style-name="Standard">
      <style:text-properties fo:font-size="18pt" fo:font-weight="normal" officeooo:rsid="002c5522" officeooo:paragraph-rsid="002c5522" style:font-size-asian="15.75pt" style:font-weight-asian="normal" style:font-size-complex="18pt" style:font-weight-complex="normal"/>
    </style:style>
    <style:style style:name="P16" style:family="paragraph" style:parent-style-name="Standard">
      <style:text-properties fo:font-size="18pt" fo:font-weight="normal" officeooo:rsid="00231c40" officeooo:paragraph-rsid="00231c40" style:font-size-asian="18pt" style:font-weight-asian="normal" style:font-size-complex="18pt" style:font-weight-complex="normal"/>
    </style:style>
    <style:style style:name="P17" style:family="paragraph" style:parent-style-name="Standard">
      <style:text-properties fo:font-size="18pt" officeooo:paragraph-rsid="0024d328" style:font-size-asian="18pt" style:font-size-complex="18pt"/>
    </style:style>
    <style:style style:name="P18" style:family="paragraph" style:parent-style-name="Standard">
      <style:paragraph-properties fo:text-align="start" style:justify-single-word="false"/>
      <style:text-properties officeooo:paragraph-rsid="000dde39"/>
    </style:style>
    <style:style style:name="P19" style:family="paragraph" style:parent-style-name="Standard">
      <style:text-properties officeooo:paragraph-rsid="0018e2bc"/>
    </style:style>
    <style:style style:name="P20" style:family="paragraph" style:parent-style-name="Standard">
      <style:text-properties officeooo:paragraph-rsid="001dfe2d"/>
    </style:style>
    <style:style style:name="P21" style:family="paragraph" style:parent-style-name="Standard">
      <style:text-properties officeooo:paragraph-rsid="00218304"/>
    </style:style>
    <style:style style:name="P22" style:family="paragraph" style:parent-style-name="Standard">
      <style:text-properties officeooo:paragraph-rsid="0023a702"/>
    </style:style>
    <style:style style:name="P23" style:family="paragraph" style:parent-style-name="Standard">
      <style:text-properties officeooo:paragraph-rsid="002561a9"/>
    </style:style>
    <style:style style:name="P24" style:family="paragraph" style:parent-style-name="Text_20_body">
      <style:text-properties fo:font-size="18pt" fo:font-weight="bold" style:font-size-asian="15.75pt" style:font-weight-asian="bold" style:font-size-complex="18pt" style:font-weight-complex="bold"/>
    </style:style>
    <style:style style:name="P25" style:family="paragraph" style:parent-style-name="Preformatted_20_Text">
      <style:text-properties fo:font-size="18pt" style:font-size-asian="15.75pt" style:font-size-complex="18pt"/>
    </style:style>
    <style:style style:name="P26" style:family="paragraph" style:parent-style-name="Preformatted_20_Text">
      <style:text-properties fo:font-size="18pt" officeooo:rsid="003253d1" officeooo:paragraph-rsid="003253d1" style:font-size-asian="15.75pt" style:font-size-complex="18pt"/>
    </style:style>
    <style:style style:name="P27" style:family="paragraph" style:parent-style-name="Preformatted_20_Text">
      <style:paragraph-properties fo:margin-top="0cm" fo:margin-bottom="0.499cm" loext:contextual-spacing="false"/>
    </style:style>
    <style:style style:name="P28" style:family="paragraph" style:parent-style-name="Standard">
      <style:text-properties fo:font-size="18pt" fo:font-weight="bold" style:font-size-asian="15.75pt" style:font-weight-asian="bold" style:font-size-complex="18pt" style:font-weight-complex="bold"/>
    </style:style>
    <style:style style:name="P29" style:family="paragraph" style:parent-style-name="Standard">
      <style:text-properties fo:font-size="18pt" fo:font-weight="normal" officeooo:rsid="0030ff4b" officeooo:paragraph-rsid="0030ff4b" style:font-size-asian="15.75pt" style:font-weight-asian="normal" style:font-size-complex="18pt" style:font-weight-complex="normal"/>
    </style:style>
    <style:style style:name="P30" style:family="paragraph" style:parent-style-name="Standard">
      <style:text-properties fo:font-size="18pt" style:font-size-asian="15.75pt" style:font-size-complex="18pt"/>
    </style:style>
    <style:style style:name="P31" style:family="paragraph" style:parent-style-name="Standard">
      <style:text-properties officeooo:paragraph-rsid="002f4ae2"/>
    </style:style>
    <style:style style:name="P32" style:family="paragraph" style:parent-style-name="Standard">
      <style:text-properties officeooo:paragraph-rsid="0031ff10"/>
    </style:style>
    <style:style style:name="P33" style:family="paragraph" style:parent-style-name="Standard">
      <style:text-properties style:font-name="Liberation Serif" fo:font-size="18pt" officeooo:rsid="003253d1" officeooo:paragraph-rsid="003253d1" style:font-size-asian="18pt" style:font-size-complex="18pt"/>
    </style:style>
    <style:style style:name="P34" style:family="paragraph" style:parent-style-name="Standard">
      <style:text-properties officeooo:paragraph-rsid="003447db"/>
    </style:style>
    <style:style style:name="P35" style:family="paragraph" style:parent-style-name="Standard">
      <style:text-properties fo:color="#c9211e" fo:font-size="18pt" fo:font-weight="bold" officeooo:rsid="00351080" officeooo:paragraph-rsid="00351080" style:font-size-asian="15.75pt" style:font-weight-asian="bold" style:font-size-complex="18pt" style:font-weight-complex="bold"/>
    </style:style>
    <style:style style:name="P36" style:family="paragraph" style:parent-style-name="Standard">
      <style:text-properties officeooo:paragraph-rsid="00351080"/>
    </style:style>
    <style:style style:name="P37" style:family="paragraph" style:parent-style-name="Text_20_body">
      <style:text-properties fo:font-size="18pt" fo:font-weight="bold" style:font-size-asian="18pt" style:font-weight-asian="bold" style:font-size-complex="18pt" style:font-weight-complex="bold"/>
    </style:style>
    <style:style style:name="P38" style:family="paragraph" style:parent-style-name="Text_20_body">
      <style:text-properties fo:font-size="18pt" style:font-size-asian="15.75pt" style:font-size-complex="18pt"/>
    </style:style>
    <style:style style:name="T1" style:family="text">
      <style:text-properties fo:font-size="18pt" fo:font-weight="normal" officeooo:rsid="000dde39" style:font-size-asian="15.75pt" style:font-weight-asian="normal" style:font-size-complex="18pt" style:font-weight-complex="normal"/>
    </style:style>
    <style:style style:name="T2" style:family="text">
      <style:text-properties fo:font-size="18pt" fo:font-weight="normal" officeooo:rsid="002f4ae2" style:font-size-asian="15.75pt" style:font-weight-asian="normal" style:font-size-complex="18pt" style:font-weight-complex="normal"/>
    </style:style>
    <style:style style:name="T3" style:family="text">
      <style:text-properties fo:font-size="18pt" fo:font-weight="bold" officeooo:rsid="002f4ae2" style:font-size-asian="15.75pt" style:font-weight-asian="bold" style:font-size-complex="18pt" style:font-weight-complex="bold"/>
    </style:style>
    <style:style style:name="T4" style:family="text">
      <style:text-properties fo:font-size="18pt" fo:font-weight="bold" officeooo:rsid="0031ff10" style:font-size-asian="15.75pt" style:font-weight-asian="bold" style:font-size-complex="18pt" style:font-weight-complex="bold"/>
    </style:style>
    <style:style style:name="T5" style:family="text">
      <style:text-properties fo:font-size="18pt" fo:font-weight="bold" officeooo:rsid="003447db" style:font-size-asian="15.75pt" style:font-weight-asian="bold" style:font-size-complex="18pt" style:font-weight-complex="bold"/>
    </style:style>
    <style:style style:name="T6" style:family="text">
      <style:text-properties fo:font-size="18pt" fo:font-weight="bold" officeooo:rsid="00351080" style:font-size-asian="15.75pt" style:font-weight-asian="bold" style:font-size-complex="18pt" style:font-weight-complex="bold"/>
    </style:style>
    <style:style style:name="T7" style:family="text">
      <style:text-properties fo:font-size="18pt" fo:font-weight="bold" style:font-size-asian="18pt" style:font-weight-asian="bold" style:font-size-complex="18pt" style:font-weight-complex="bold"/>
    </style:style>
    <style:style style:name="T8" style:family="text">
      <style:text-properties fo:font-size="18pt" fo:font-weight="bold" officeooo:rsid="0018e2bc" style:font-size-asian="18pt" style:font-weight-asian="bold" style:font-size-complex="18pt" style:font-weight-complex="bold"/>
    </style:style>
    <style:style style:name="T9" style:family="text">
      <style:text-properties fo:font-size="18pt" fo:font-weight="bold" officeooo:rsid="001dfe2d" style:font-size-asian="18pt" style:font-weight-asian="bold" style:font-size-complex="18pt" style:font-weight-complex="bold"/>
    </style:style>
    <style:style style:name="T10" style:family="text">
      <style:text-properties fo:font-size="18pt" fo:font-weight="bold" officeooo:rsid="00218304" style:font-size-asian="18pt" style:font-weight-asian="bold" style:font-size-complex="18pt" style:font-weight-complex="bold"/>
    </style:style>
    <style:style style:name="T11" style:family="text">
      <style:text-properties fo:font-size="18pt" fo:font-weight="bold" officeooo:rsid="0023a702" style:font-size-asian="18pt" style:font-weight-asian="bold" style:font-size-complex="18pt" style:font-weight-complex="bold"/>
    </style:style>
    <style:style style:name="T12" style:family="text">
      <style:text-properties fo:font-size="18pt" fo:font-weight="bold" officeooo:rsid="002561a9" style:font-size-asian="18pt" style:font-weight-asian="bold" style:font-size-complex="18pt" style:font-weight-complex="bold"/>
    </style:style>
    <style:style style:name="T13" style:family="text">
      <style:text-properties fo:font-size="18pt" fo:font-weight="bold" officeooo:rsid="002f4ae2" style:font-size-asian="18pt" style:font-weight-asian="bold" style:font-size-complex="18pt" style:font-weight-complex="bold"/>
    </style:style>
    <style:style style:name="T14" style:family="text">
      <style:text-properties fo:font-size="18pt" fo:font-weight="bold" officeooo:rsid="0031ff10" style:font-size-asian="18pt" style:font-weight-asian="bold" style:font-size-complex="18pt" style:font-weight-complex="bold"/>
    </style:style>
    <style:style style:name="T15" style:family="text">
      <style:text-properties fo:font-size="18pt" fo:font-weight="bold" officeooo:rsid="003447db" style:font-size-asian="18pt" style:font-weight-asian="bold" style:font-size-complex="18pt" style:font-weight-complex="bold"/>
    </style:style>
    <style:style style:name="T16" style:family="text">
      <style:text-properties fo:font-size="18pt" fo:font-weight="bold" officeooo:rsid="00351080" style:font-size-asian="18pt" style:font-weight-asian="bold" style:font-size-complex="18pt" style:font-weight-complex="bold"/>
    </style:style>
    <style:style style:name="T17" style:family="text">
      <style:text-properties fo:font-size="18pt" officeooo:rsid="002f4ae2" style:font-size-asian="15.75pt" style:font-size-complex="18pt"/>
    </style:style>
    <style:style style:name="T18" style:family="text">
      <style:text-properties fo:font-size="18pt" officeooo:rsid="0031ff10" style:font-size-asian="15.75pt" style:font-size-complex="18pt"/>
    </style:style>
    <style:style style:name="T19" style:family="text">
      <style:text-properties fo:font-size="18pt" officeooo:rsid="003447db" style:font-size-asian="15.75pt" style:font-size-complex="18pt"/>
    </style:style>
    <style:style style:name="T20" style:family="text">
      <style:text-properties fo:font-size="18pt" officeooo:rsid="00351080" style:font-size-asian="15.75pt" style:font-size-complex="18pt"/>
    </style:style>
    <style:style style:name="T21" style:family="text">
      <style:text-properties fo:font-size="18pt" style:font-size-asian="18pt" style:font-size-complex="18pt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officeooo:rsid="0017885c" style:font-weight-asian="bold" style:font-weight-complex="bold"/>
    </style:style>
    <style:style style:name="T24" style:family="text">
      <style:text-properties fo:font-weight="bold" officeooo:rsid="0027f6bb" style:font-weight-asian="bold" style:font-weight-complex="bold"/>
    </style:style>
    <style:style style:name="T25" style:family="text">
      <style:text-properties fo:font-weight="bold" officeooo:rsid="002f4ae2" style:font-weight-asian="bold" style:font-weight-complex="bold"/>
    </style:style>
    <style:style style:name="T26" style:family="text">
      <style:text-properties fo:font-weight="bold" officeooo:rsid="0031ff10" style:font-weight-asian="bold" style:font-weight-complex="bold"/>
    </style:style>
    <style:style style:name="T27" style:family="text">
      <style:text-properties fo:font-weight="bold" officeooo:rsid="003447db" style:font-weight-asian="bold" style:font-weight-complex="bold"/>
    </style:style>
    <style:style style:name="T28" style:family="text">
      <style:text-properties fo:font-weight="bold" officeooo:rsid="00351080" style:font-weight-asian="bold" style:font-weight-complex="bold"/>
    </style:style>
    <style:style style:name="T29" style:family="text">
      <style:text-properties fo:font-size="16pt" fo:font-weight="bold" style:font-size-asian="16pt" style:font-weight-asian="bold" style:font-size-complex="16pt" style:font-weight-complex="bold"/>
    </style:style>
    <style:style style:name="T30" style:family="text">
      <style:text-properties fo:font-size="16pt" fo:font-weight="bold" officeooo:rsid="000dde39" style:font-size-asian="16pt" style:font-weight-asian="bold" style:font-size-complex="16pt" style:font-weight-complex="bold"/>
    </style:style>
    <style:style style:name="T31" style:family="text">
      <style:text-properties fo:font-size="16pt" fo:font-weight="bold" officeooo:rsid="00351080" style:font-size-asian="16pt" style:font-weight-asian="bold" style:font-size-complex="16pt" style:font-weight-complex="bold"/>
    </style:style>
    <style:style style:name="T32" style:family="text">
      <style:text-properties officeooo:rsid="00117144"/>
    </style:style>
    <style:style style:name="T33" style:family="text">
      <style:text-properties officeooo:rsid="001296ed"/>
    </style:style>
    <style:style style:name="T34" style:family="text">
      <style:text-properties officeooo:rsid="0012c622"/>
    </style:style>
    <style:style style:name="T35" style:family="text">
      <style:text-properties officeooo:rsid="00159168"/>
    </style:style>
    <style:style style:name="T36" style:family="text">
      <style:text-properties officeooo:rsid="001739c1"/>
    </style:style>
    <style:style style:name="T37" style:family="text">
      <style:text-properties officeooo:rsid="0018e2bc"/>
    </style:style>
    <style:style style:name="T38" style:family="text">
      <style:text-properties fo:font-size="9pt" fo:font-weight="bold" style:font-size-asian="9pt" style:font-weight-asian="bold" style:font-size-complex="9pt" style:font-weight-complex="bold"/>
    </style:style>
    <style:style style:name="T39" style:family="text">
      <style:text-properties fo:font-size="9pt" fo:font-weight="bold" officeooo:rsid="00351080" style:font-size-asian="9pt" style:font-weight-asian="bold" style:font-size-complex="9pt" style:font-weight-complex="bold"/>
    </style:style>
    <style:style style:name="T40" style:family="text">
      <style:text-properties officeooo:rsid="0024d328"/>
    </style:style>
    <style:style style:name="T41" style:family="text">
      <style:text-properties fo:font-weight="normal" officeooo:rsid="0029c509" style:font-weight-asian="normal" style:font-weight-complex="normal"/>
    </style:style>
    <style:style style:name="T42" style:family="text">
      <style:text-properties style:font-size-asian="18pt"/>
    </style:style>
    <style:style style:name="T43" style:family="text">
      <style:text-properties officeooo:rsid="002b70b9" style:font-size-asian="18pt"/>
    </style:style>
    <style:style style:name="T44" style:family="text">
      <style:text-properties officeooo:rsid="002df9ba"/>
    </style:style>
    <style:style style:name="T45" style:family="text">
      <style:text-properties style:font-name="Liberation Serif"/>
    </style:style>
    <style:style style:name="T46" style:family="text">
      <style:text-properties style:font-name="Liberation Serif" style:font-size-asian="18pt"/>
    </style:style>
    <style:style style:name="T47" style:family="text">
      <style:text-properties style:font-name="Liberation Serif" fo:font-size="18pt" style:font-size-asian="18pt" style:font-size-complex="18pt"/>
    </style:style>
    <style:style style:name="T48" style:family="text">
      <style:text-properties style:font-name="Liberation Serif" fo:font-size="18pt" officeooo:rsid="0035b304" style:font-size-asian="18pt" style:font-size-complex="18pt"/>
    </style:style>
    <style:style style:name="T49" style:family="text">
      <style:text-properties fo:font-size="14pt" fo:font-weight="bold" style:font-size-asian="14pt" style:font-weight-asian="bold" style:font-size-complex="14pt" style:font-weight-complex="bold"/>
    </style:style>
    <style:style style:name="T50" style:family="text">
      <style:text-properties fo:font-size="14pt" fo:font-weight="bold" officeooo:rsid="00351080" style:font-size-asian="14pt" style:font-weight-asian="bold" style:font-size-complex="14pt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6.34 Ansible Modules</text:p>
      <text:p text:style-name="P18"><text:span text:style-name="T1">1. </text:span>In this lab exercise you will use below hosts. Please note down some details about these hosts as given below :</text:p>
      <text:p text:style-name="Text_20_body"><text:span text:style-name="Source_20_Text">student-node</text:span> :- This host will act as an Ansible master node where you will create playbooks, inventory, roles etc and you will be running your playbooks from this host itself.<text:line-break/><text:line-break/><text:line-break/><text:span text:style-name="Source_20_Text">node01</text:span> :- This host will act as an Ansible client/remote host where you will setup/install some stuff using Ansible playbooks. Below are the SSH credentials for this host:<text:line-break/><text:line-break/><text:line-break/>User: <text:span text:style-name="Source_20_Text">bob</text:span><text:line-break/>Password: <text:span text:style-name="Source_20_Text">caleston123</text:span><text:line-break/><text:line-break/><text:line-break/><text:span text:style-name="Source_20_Text">node02</text:span> :- This host will also act as an Ansible client/remote host where you will setup/install some stuff using Ansible playbooks. Below are the SSH credentials for this host:<text:line-break/><text:line-break/><text:line-break/>User: <text:span text:style-name="Source_20_Text">bob</text:span><text:line-break/>Password: <text:span text:style-name="Source_20_Text">caleston123</text:span><text:line-break/><text:line-break/><text:line-break/><text:span text:style-name="Source_20_Text">Note:</text:span> Please type <text:span text:style-name="Source_20_Text">exit</text:span> or <text:span text:style-name="Source_20_Text">logout</text:span> on the terminal or press <text:span text:style-name="Source_20_Text">CTRL + d</text:span> to log out from a specific node.</text:p>
      <text:p text:style-name="P11"/>
      <text:p text:style-name="P18"><text:span text:style-name="T30">2. </text:span><text:span text:style-name="T29">Which of the following Ansible modules support </text:span><text:span text:style-name="Source_20_Text"><text:span text:style-name="T29">free_form</text:span></text:span><text:span text:style-name="T29"> parameter?</text:span></text:p>
      <text:p text:style-name="P3">Command</text:p>
      <text:p text:style-name="P3"/>
      <text:p text:style-name="P9"><text:span text:style-name="T32">3. </text:span>Does Ansible support idempotancy?</text:p>
      <text:p text:style-name="P12">Yes</text:p>
      <text:p text:style-name="P12"/>
      <text:p text:style-name="P7"><text:span text:style-name="T33">4. </text:span>Which of the following commands we can use to see the information about Ansible modules from command line?</text:p>
      <text:p text:style-name="P4">ansible-doc</text:p>
      <text:p text:style-name="P4"/>
      <text:p text:style-name="P10"><text:span text:style-name="T34">5. </text:span>Which Ansible module is used in the following playbook?</text:p>
      <text:p text:style-name="Preformatted_20_Text"><text:span text:style-name="Source_20_Text"><text:span text:style-name="T7">---</text:span></text:span></text:p>
      <text:p text:style-name="Preformatted_20_Text"><text:span text:style-name="Source_20_Text"><text:span text:style-name="T7">- hosts: localhost</text:span></text:span></text:p>
      <text:p text:style-name="Preformatted_20_Text"><text:soft-page-break/><text:span text:style-name="Source_20_Text"><text:span text:style-name="T7"><text:s text:c="2"/>become: yes</text:span></text:span></text:p>
      <text:p text:style-name="Preformatted_20_Text"><text:span text:style-name="Source_20_Text"><text:span text:style-name="T7"><text:s text:c="2"/>become_user: root</text:span></text:span></text:p>
      <text:p text:style-name="Preformatted_20_Text"><text:span text:style-name="Source_20_Text"><text:span text:style-name="T7"><text:s text:c="2"/>tasks:</text:span></text:span></text:p>
      <text:p text:style-name="Preformatted_20_Text"><text:span text:style-name="Source_20_Text"><text:span text:style-name="T7"><text:s text:c="4"/>- name: create user</text:span></text:span></text:p>
      <text:p text:style-name="Preformatted_20_Text"><text:span text:style-name="Source_20_Text"><text:span text:style-name="T7"><text:s text:c="6"/>user:</text:span></text:span></text:p>
      <text:p text:style-name="P1"><text:span text:style-name="Source_20_Text"><text:span text:style-name="T7"><text:s text:c="8"/>name: admin</text:span></text:span></text:p>
      <text:p text:style-name="P13">Ans: user</text:p>
      <text:p text:style-name="P13"/>
      <text:p text:style-name="P8"><text:span text:style-name="T35">6. </text:span>Which of the following statements are true about <text:span text:style-name="Source_20_Text">lineinfile</text:span> Ansible module?</text:p>
      <text:p text:style-name="P2"><text:span text:style-name="T36">Ans</text:span>. It keeps the existing lines as well and add a new given line in the file.</text:p>
      <text:p text:style-name="P2"/>
      <text:p text:style-name="P2"><text:span text:style-name="T23">7. </text:span><text:span text:style-name="T22">What are Ansible </text:span><text:span text:style-name="Source_20_Text"><text:span text:style-name="T22">system</text:span></text:span><text:span text:style-name="T22"> modules used for?</text:span></text:p>
      <text:p text:style-name="P2"><text:span text:style-name="T37">Ans</text:span>. System modules are actions to be performed at a system level such as modifying the users and groups on a system, modifying iptables, starting/stopping the service etc.</text:p>
      <text:p text:style-name="P2"/>
      <text:p text:style-name="P19"><text:span text:style-name="T8">8. </text:span><text:span text:style-name="T7">Your organization uses a proprietary cloud service that is not natively supported by </text:span><text:span text:style-name="Source_20_Text"><text:span text:style-name="T7">Ansible</text:span></text:span><text:span text:style-name="T7">. You need to develop a custom Ansible </text:span><text:span text:style-name="Source_20_Text"><text:span text:style-name="T7">module</text:span></text:span><text:span text:style-name="T7"> to interact with this cloud service's API and provision resources.</text:span></text:p>
      <text:p text:style-name="Text_20_body"><text:span text:style-name="T7">Which type of the </text:span><text:span text:style-name="Source_20_Text"><text:span text:style-name="T7">Ansible</text:span></text:span><text:span text:style-name="T7"> plugins allows you to </text:span><text:span text:style-name="Source_20_Text"><text:span text:style-name="T7">integrate</text:span></text:span><text:span text:style-name="T7"> with a </text:span><text:span text:style-name="Source_20_Text"><text:span text:style-name="T7">cloud</text:span></text:span><text:span text:style-name="T7"> provider's API for custom resource provisioning? </text:span></text:p>
      <text:p text:style-name="P14">Ans Module plugins</text:p>
      <text:p text:style-name="P14"/>
      <text:p text:style-name="P20"><text:span text:style-name="T9">9. </text:span><text:span text:style-name="T7">You've developed a custom module named </text:span><text:span text:style-name="Source_20_Text"><text:span text:style-name="T7">custom_cloud</text:span></text:span><text:span text:style-name="T7">. To test this module in a playbook named </text:span><text:span text:style-name="Source_20_Text"><text:span text:style-name="T7">deploy.yml</text:span></text:span><text:span text:style-name="T7">, which of the following task definitions is correct?</text:span></text:p>
      <text:p text:style-name="Preformatted_20_Text"><text:span text:style-name="Source_20_Text"><text:span text:style-name="T21">- name: Provision custom cloud resource</text:span></text:span></text:p>
      <text:p text:style-name="Preformatted_20_Text"><text:span text:style-name="Source_20_Text"><text:span text:style-name="T21"><text:s text:c="2"/>custom_cloud</text:span></text:span></text:p>
      <text:p text:style-name="Preformatted_20_Text"><text:span text:style-name="Source_20_Text"><text:span text:style-name="T21"><text:s text:c="4"/>- param1: value1</text:span></text:span></text:p>
      <text:p text:style-name="P1"><text:soft-page-break/><text:span text:style-name="Source_20_Text"><text:span text:style-name="T21"><text:s text:c="4"/>- param2: value2</text:span></text:span></text:p>
      <text:p text:style-name="P21"><text:span text:style-name="T10">10. </text:span><text:span text:style-name="T7">You are tasked with setting up an Ansible playbook that automates the deployment of applications on AWS </text:span><text:span text:style-name="Source_20_Text"><text:span text:style-name="T7">ec2</text:span></text:span><text:span text:style-name="T7"> instances. Before running the playbook, you need to ensure that </text:span><text:span text:style-name="Source_20_Text"><text:span text:style-name="T7">Ansible</text:span></text:span><text:span text:style-name="T7"> has an up-to-date inventory of all </text:span><text:span text:style-name="Source_20_Text"><text:span text:style-name="T7">ec2</text:span></text:span><text:span text:style-name="T7"> instances in your </text:span><text:span text:style-name="Source_20_Text"><text:span text:style-name="T7">AWS</text:span></text:span><text:span text:style-name="T7"> account.</text:span></text:p>
      <text:p text:style-name="Text_20_body"><text:span text:style-name="T7">Which type of Ansible </text:span><text:span text:style-name="Source_20_Text"><text:span text:style-name="T7">plugin</text:span></text:span><text:span text:style-name="T7"> would you use to fetch real-time information about your AWS </text:span><text:span text:style-name="Source_20_Text"><text:span text:style-name="T7">ec2</text:span></text:span><text:span text:style-name="T7"> instances?</text:span></text:p>
      <text:p text:style-name="P16">Ans Dynamic Inventory Plugin</text:p>
      <text:p text:style-name="P16"/>
      <text:p text:style-name="P22"><text:span text:style-name="T11">11. </text:span><text:span text:style-name="T7">You have a custom dynamic inventory script named </text:span><text:span text:style-name="Source_20_Text"><text:span text:style-name="T7">aws_inventory.py</text:span></text:span><text:span text:style-name="T7">. Which command would you use to list all </text:span><text:span text:style-name="Source_20_Text"><text:span text:style-name="T7">hosts</text:span></text:span><text:span text:style-name="T7"> in your AWS inventory using this script?<text:line-break/></text:span></text:p>
      <text:p text:style-name="P17"><text:span text:style-name="T40">Ans </text:span>ansible-inventory --list -i aws_inventory.py</text:p>
      <text:p text:style-name="P2"/>
      <text:p text:style-name="P23"><text:span text:style-name="T12">12. </text:span><text:span text:style-name="T7">You are tasked with finding a module in Ansible that helps manage </text:span><text:span text:style-name="Source_20_Text"><text:span text:style-name="T7">Cisco</text:span></text:span><text:span text:style-name="T7"> devices. Using the </text:span><text:span text:style-name="Source_20_Text"><text:span text:style-name="T7">Modules &amp; Plugins</text:span></text:span><text:span text:style-name="T7"> Index, which of the following modules is specifically designed for managing Cisco </text:span><text:span text:style-name="Source_20_Text"><text:span text:style-name="T7">IOS</text:span></text:span><text:span text:style-name="T7"> devices?</text:span></text:p>
      <text:p text:style-name="P5">Ans cisco.ios</text:p>
      <text:p text:style-name="P2"/>
      <text:p text:style-name="P2"><text:span text:style-name="T24">13. </text:span><text:span text:style-name="T22">Which of the following is </text:span><text:span text:style-name="Source_20_Text"><text:span text:style-name="T22">not</text:span></text:span><text:span text:style-name="T22"> a key parameter available for </text:span><text:span text:style-name="Source_20_Text"><text:span text:style-name="T22">cisco.ios</text:span></text:span><text:span text:style-name="T22"> module?<text:line-break/></text:span><text:span text:style-name="T41">Ans ios_version</text:span></text:p>
      <text:p text:style-name="P2"/>
      <text:p text:style-name="P24"><text:span text:style-name="T43">14. </text:span><text:span text:style-name="T42">Which of the following </text:span><text:span text:style-name="Source_20_Text"><text:span text:style-name="T42">Ansible</text:span></text:span><text:span text:style-name="T42"> versions is </text:span><text:span text:style-name="Source_20_Text"><text:span text:style-name="T42">cisco.ios</text:span></text:span><text:span text:style-name="T42"> module likely to be </text:span><text:span text:style-name="Source_20_Text"><text:span text:style-name="T42">compatible</text:span></text:span><text:span text:style-name="T42"> with?</text:span></text:p>
      <text:p text:style-name="Text_20_body"><text:span text:style-name="Source_20_Text"><text:span text:style-name="T7">Note:</text:span></text:span><text:span text:style-name="T7"> This can be a hypothetical answer; the actual version compatibility would need to be checked in the </text:span><text:span text:style-name="Source_20_Text"><text:span text:style-name="T7">Modules &amp; Plugins Index</text:span></text:span><text:span text:style-name="T7">.</text:span></text:p>
      <text:p text:style-name="P15"><text:soft-page-break/>Ans Ansible 2.8</text:p>
      <text:p text:style-name="P2"/>
      <text:p text:style-name="P28"><text:span text:style-name="T44">15. </text:span>You're planning to deploy an application on <text:span text:style-name="Source_20_Text">AWS</text:span> and need to set up <text:span text:style-name="Source_20_Text">ec2</text:span> instances using <text:span text:style-name="Source_20_Text">Ansible</text:span>. Which module is <text:span text:style-name="Source_20_Text">primarily</text:span> used for managing <text:span text:style-name="Source_20_Text">ec2</text:span> instances?</text:p>
      <text:p text:style-name="P28"/>
      <text:p text:style-name="P31"><text:span text:style-name="T13">16. </text:span><text:span text:style-name="T7">Update the playbook named </text:span><text:span text:style-name="Source_20_Text"><text:span text:style-name="T7">playbook.yaml</text:span></text:span><text:span text:style-name="T7"> under </text:span><text:span text:style-name="Source_20_Text"><text:span text:style-name="T7">/home/bob/playbooks</text:span></text:span><text:span text:style-name="T7"> directory with a task named </text:span><text:span text:style-name="Source_20_Text"><text:span text:style-name="T7">Execute a script</text:span></text:span><text:span text:style-name="T7"> to run a script. The script is located at </text:span><text:span text:style-name="Source_20_Text"><text:span text:style-name="T7">/tmp/install_script.sh</text:span></text:span><text:span text:style-name="T7"> on </text:span><text:span text:style-name="Source_20_Text"><text:span text:style-name="T7">student-node</text:span></text:span><text:span text:style-name="T7">.<text:line-break/><text:line-break/>Use the </text:span><text:span text:style-name="Source_20_Text"><text:span text:style-name="T7">script</text:span></text:span><text:span text:style-name="T7"> module.</text:span></text:p>
      <text:p text:style-name="P37"/>
      <text:p text:style-name="Text_20_body"><text:span text:style-name="Source_20_Text"><text:span text:style-name="T7">Note:</text:span></text:span><text:span text:style-name="T7"> There is already an inventory file </text:span><text:span text:style-name="Source_20_Text"><text:span text:style-name="T7">/home/bob/playbooks/inventory</text:span></text:span><text:span text:style-name="T7"> present on </text:span><text:span text:style-name="Source_20_Text"><text:span text:style-name="T7">student-node</text:span></text:span><text:span text:style-name="T7"> system.</text:span></text:p>
      <text:p text:style-name="P29">Original code:</text:p>
      <text:p text:style-name="P29">---</text:p>
      <text:p text:style-name="P29">- name: 'hosts'</text:p>
      <text:p text:style-name="P29"><text:s text:c="2"/>hosts: all</text:p>
      <text:p text:style-name="P29"><text:s text:c="2"/>become: yes</text:p>
      <text:p text:style-name="P29"><text:s text:c="2"/>tasks:</text:p>
      <text:p text:style-name="P29"/>
      <text:p text:style-name="P29">Updated code:</text:p>
      <text:p text:style-name="P29">---</text:p>
      <text:p text:style-name="P29">- name: 'hosts'</text:p>
      <text:p text:style-name="P29"><text:s text:c="2"/>hosts: all</text:p>
      <text:p text:style-name="P29"><text:s text:c="2"/>become: yes</text:p>
      <text:p text:style-name="P29"><text:s text:c="2"/>tasks:</text:p>
      <text:p text:style-name="P29"><text:s text:c="4"/>- <text:s/>name: 'Execute a script'</text:p>
      <text:p text:style-name="P29"><text:s text:c="7"/>script: '/tmp/install_script.sh'</text:p>
      <text:p text:style-name="P2"/>
      <text:p text:style-name="P2"/>
      <text:p text:style-name="P32"><text:soft-page-break/><text:span text:style-name="T14">17. </text:span><text:span text:style-name="T7">Update the playbook </text:span><text:span text:style-name="Source_20_Text"><text:span text:style-name="T7">/home/bob/playbooks/playbook.yaml</text:span></text:span><text:span text:style-name="T7"> to add a new task to start </text:span><text:span text:style-name="Source_20_Text"><text:span text:style-name="T7">httpd</text:span></text:span><text:span text:style-name="T7"> service on all web nodes defined in </text:span><text:span text:style-name="Source_20_Text"><text:span text:style-name="T7">/home/bob/playbooks/inventory</text:span></text:span><text:span text:style-name="T7"> file.<text:line-break/><text:line-break/><text:line-break/>Use the </text:span><text:span text:style-name="Source_20_Text"><text:span text:style-name="T7">service</text:span></text:span><text:span text:style-name="T7"> module.</text:span></text:p>
      <text:p text:style-name="P33">Original code:</text:p>
      <text:p text:style-name="P26"><text:span text:style-name="Source_20_Text"><text:span text:style-name="T46">---</text:span></text:span></text:p>
      <text:p text:style-name="Preformatted_20_Text"><text:span text:style-name="Source_20_Text"><text:span text:style-name="T47">- name: 'hosts'</text:span></text:span></text:p>
      <text:p text:style-name="Preformatted_20_Text"><text:span text:style-name="Source_20_Text"><text:span text:style-name="T47"><text:s text:c="2"/>hosts: all</text:span></text:span></text:p>
      <text:p text:style-name="Preformatted_20_Text"><text:span text:style-name="Source_20_Text"><text:span text:style-name="T47"><text:s text:c="2"/>become: yes</text:span></text:span></text:p>
      <text:p text:style-name="Preformatted_20_Text"><text:span text:style-name="Source_20_Text"><text:span text:style-name="T47"><text:s text:c="2"/>tasks:</text:span></text:span></text:p>
      <text:p text:style-name="Preformatted_20_Text"><text:span text:style-name="Source_20_Text"><text:span text:style-name="T47"><text:s text:c="4"/>- name: 'Execute a script'</text:span></text:span></text:p>
      <text:p text:style-name="Preformatted_20_Text"><text:span text:style-name="Source_20_Text"><text:span text:style-name="T47"><text:s text:c="6"/>script: '/tmp/install_script.sh'</text:span></text:span></text:p>
      <text:p text:style-name="Preformatted_20_Text"><text:span text:style-name="Source_20_Text"><text:span text:style-name="T47"/></text:span></text:p>
      <text:p text:style-name="P33">Updated code</text:p>
      <text:p text:style-name="P25"><text:span text:style-name="Source_20_Text"><text:span text:style-name="T46">---</text:span></text:span></text:p>
      <text:p text:style-name="Preformatted_20_Text"><text:span text:style-name="Source_20_Text"><text:span text:style-name="T47">- name: 'hosts'</text:span></text:span></text:p>
      <text:p text:style-name="Preformatted_20_Text"><text:span text:style-name="Source_20_Text"><text:span text:style-name="T47"><text:s text:c="2"/>hosts: all</text:span></text:span></text:p>
      <text:p text:style-name="Preformatted_20_Text"><text:span text:style-name="Source_20_Text"><text:span text:style-name="T47"><text:s text:c="2"/>become: yes</text:span></text:span></text:p>
      <text:p text:style-name="Preformatted_20_Text"><text:span text:style-name="Source_20_Text"><text:span text:style-name="T47"><text:s text:c="2"/>tasks:</text:span></text:span></text:p>
      <text:p text:style-name="Preformatted_20_Text"><text:span text:style-name="Source_20_Text"><text:span text:style-name="T47"><text:s text:c="4"/>- name: 'Execute a script'</text:span></text:span></text:p>
      <text:p text:style-name="Preformatted_20_Text"><text:span text:style-name="Source_20_Text"><text:span text:style-name="T47"><text:s text:c="6"/>script: '/tmp/install_script.sh'</text:span></text:span></text:p>
      <text:p text:style-name="Preformatted_20_Text"><text:span text:style-name="Source_20_Text"><text:span text:style-name="T47"><text:s text:c="4"/>- name: 'Start httpd service'</text:span></text:span></text:p>
      <text:p text:style-name="Preformatted_20_Text"><text:span text:style-name="Source_20_Text"><text:span text:style-name="T47"><text:s text:c="6"/>service:</text:span></text:span></text:p>
      <text:p text:style-name="Preformatted_20_Text"><text:span text:style-name="Source_20_Text"><text:span text:style-name="T47"><text:s text:c="8"/>name: 'httpd'</text:span></text:span></text:p>
      <text:p text:style-name="P1"><text:span text:style-name="Source_20_Text"><text:span text:style-name="T47"><text:s text:c="8"/>state: 'started'</text:span></text:span></text:p>
      <text:p text:style-name="P2"/>
      <text:p text:style-name="P34"><text:span text:style-name="T15">18. </text:span><text:span text:style-name="T7">Update the playbook </text:span><text:span text:style-name="Source_20_Text"><text:span text:style-name="T7">/home/bob/playbooks/playbook.yaml</text:span></text:span><text:span text:style-name="T7"> to append the </text:span><text:span text:style-name="Source_20_Text"><text:span text:style-name="T7">/var/www/html/index.html</text:span></text:span><text:span text:style-name="T7"> file on all web nodes. The line needs to be added is </text:span><text:span text:style-name="Source_20_Text"><text:span text:style-name="T7">Welcome to ansible-</text:span></text:span><text:soft-page-break/><text:span text:style-name="Source_20_Text"><text:span text:style-name="T7">beginning course</text:span></text:span><text:span text:style-name="T7">, create the </text:span><text:span text:style-name="Source_20_Text"><text:span text:style-name="T7">index.html</text:span></text:span><text:span text:style-name="T7"> file if doesn't exist.</text:span></text:p>
      <text:p text:style-name="P37"/>
      <text:p text:style-name="Text_20_body"><text:span text:style-name="T7">Use the </text:span><text:span text:style-name="Source_20_Text"><text:span text:style-name="T7">lineinfile</text:span></text:span><text:span text:style-name="T7"> module.</text:span></text:p>
      <text:p text:style-name="P35">N/A</text:p>
      <text:p text:style-name="P2"/>
      <text:p text:style-name="P2"/>
      <text:p text:style-name="P36"><text:span text:style-name="T16">19. </text:span><text:span text:style-name="T7">Update the playbook </text:span><text:span text:style-name="Source_20_Text"><text:span text:style-name="T7">/home/bob/playbooks/playbook.yaml</text:span></text:span><text:span text:style-name="T7"> to add a new task to create a new user called </text:span><text:span text:style-name="Source_20_Text"><text:span text:style-name="T7">web_user</text:span></text:span><text:span text:style-name="T7">.<text:line-break/><text:line-break/>Use the </text:span><text:span text:style-name="Source_20_Text"><text:span text:style-name="T7">user</text:span></text:span><text:span text:style-name="T7"> module for this task. You can find the user details as below.<text:line-break/><text:line-break/></text:span><text:span text:style-name="Source_20_Text"><text:span text:style-name="T7">Username</text:span></text:span><text:span text:style-name="T7">: web_user<text:line-break/></text:span><text:span text:style-name="Source_20_Text"><text:span text:style-name="T7">uid</text:span></text:span><text:span text:style-name="T7">: 1040<text:line-break/></text:span><text:span text:style-name="Source_20_Text"><text:span text:style-name="T7">group</text:span></text:span><text:span text:style-name="T7">: developers</text:span></text:p>
      <text:p text:style-name="P38"><text:span text:style-name="Source_20_Text"/></text:p>
      <text:p text:style-name="Preformatted_20_Text"><text:span text:style-name="Source_20_Text"><text:span text:style-name="T47">---</text:span></text:span></text:p>
      <text:p text:style-name="Preformatted_20_Text"><text:span text:style-name="Source_20_Text"><text:span text:style-name="T47">- name: 'hosts'</text:span></text:span></text:p>
      <text:p text:style-name="Preformatted_20_Text"><text:span text:style-name="Source_20_Text"><text:span text:style-name="T47"><text:s text:c="2"/>hosts: all</text:span></text:span></text:p>
      <text:p text:style-name="P1"><text:span text:style-name="Source_20_Text"><text:span text:style-name="T47"><text:s text:c="2"/>become: yes</text:span></text:span></text:p>
      <text:p text:style-name="P25"><text:span text:style-name="Source_20_Text">tasks:</text:span></text:p>
      <text:p text:style-name="Preformatted_20_Text"><text:span text:style-name="Source_20_Text"><text:span text:style-name="T47"><text:s text:c="4"/>- name: 'Execute a script'</text:span></text:span></text:p>
      <text:p text:style-name="Preformatted_20_Text"><text:span text:style-name="Source_20_Text"><text:span text:style-name="T47"><text:s text:c="6"/>script: '/tmp/install_script.sh'</text:span></text:span></text:p>
      <text:p text:style-name="Preformatted_20_Text"><text:span text:style-name="Source_20_Text"><text:span text:style-name="T47"><text:s text:c="4"/>- name: 'Start httpd service'</text:span></text:span></text:p>
      <text:p text:style-name="Preformatted_20_Text"><text:span text:style-name="Source_20_Text"><text:span text:style-name="T47"><text:s text:c="6"/>service:</text:span></text:span></text:p>
      <text:p text:style-name="Preformatted_20_Text"><text:span text:style-name="Source_20_Text"><text:span text:style-name="T47"><text:s text:c="8"/>name: 'httpd'</text:span></text:span></text:p>
      <text:p text:style-name="Preformatted_20_Text"><text:span text:style-name="Source_20_Text"><text:span text:style-name="T47"><text:s text:c="8"/>state: 'started'</text:span></text:span></text:p>
      <text:p text:style-name="Preformatted_20_Text"><text:span text:style-name="Source_20_Text"><text:span text:style-name="T47"><text:s text:c="4"/>- name: 'Create a new user'</text:span></text:span></text:p>
      <text:p text:style-name="Preformatted_20_Text"><text:span text:style-name="Source_20_Text"><text:span text:style-name="T47"><text:s text:c="6"/>user:</text:span></text:span></text:p>
      <text:p text:style-name="Preformatted_20_Text"><text:span text:style-name="Source_20_Text"><text:span text:style-name="T47"><text:s text:c="8"/>name: 'web_user'</text:span></text:span></text:p>
      <text:p text:style-name="Preformatted_20_Text"><text:soft-page-break/><text:span text:style-name="Source_20_Text"><text:span text:style-name="T47"><text:s text:c="8"/>uid: 1040</text:span></text:span></text:p>
      <text:p text:style-name="P1"><text:span text:style-name="Source_20_Text"><text:span text:style-name="T47"><text:s text:c="8"/>group: 'developers'</text:span></text:span>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3-24T01:45:17.023710668</meta:creation-date>
    <dc:date>2024-03-24T02:43:03.372271203</dc:date>
    <meta:editing-duration>PT54M4S</meta:editing-duration>
    <meta:editing-cycles>39</meta:editing-cycles>
    <meta:generator>LibreOffice/6.4.7.2$Linux_X86_64 LibreOffice_project/40$Build-2</meta:generator>
    <meta:document-statistic meta:table-count="0" meta:image-count="0" meta:object-count="0" meta:page-count="7" meta:paragraph-count="100" meta:word-count="837" meta:character-count="5403" meta:non-whitespace-character-count="4460"/>
  </office:meta>
</office:document-meta>
</file>